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393" officeooo:paragraph-rsid="001f9393"/>
    </style:style>
    <style:style style:name="P2" style:family="paragraph" style:parent-style-name="Standard">
      <style:text-properties officeooo:rsid="002046d3" officeooo:paragraph-rsid="002046d3"/>
    </style:style>
    <style:style style:name="P3" style:family="paragraph" style:parent-style-name="Standard">
      <style:text-properties officeooo:rsid="00207ed8" officeooo:paragraph-rsid="00207ed8"/>
    </style:style>
    <style:style style:name="P4" style:family="paragraph" style:parent-style-name="Standard" style:list-style-name="L1">
      <style:text-properties officeooo:rsid="00207ed8" officeooo:paragraph-rsid="00207ed8"/>
    </style:style>
    <style:style style:name="P5" style:family="paragraph" style:parent-style-name="Standard" style:list-style-name="L1">
      <style:text-properties officeooo:rsid="00221c4a" officeooo:paragraph-rsid="00221c4a"/>
    </style:style>
    <style:style style:name="P6" style:family="paragraph" style:parent-style-name="Standard" style:list-style-name="L1">
      <style:text-properties officeooo:rsid="0023f48b" officeooo:paragraph-rsid="0023f48b"/>
    </style:style>
    <style:style style:name="P7" style:family="paragraph" style:parent-style-name="Standard" style:list-style-name="L1">
      <style:text-properties officeooo:rsid="0025e6c6" officeooo:paragraph-rsid="0025e6c6"/>
    </style:style>
    <style:style style:name="P8" style:family="paragraph" style:parent-style-name="Standard" style:list-style-name="L1">
      <style:text-properties officeooo:rsid="00272124" officeooo:paragraph-rsid="00272124"/>
    </style:style>
    <style:style style:name="P9" style:family="paragraph" style:parent-style-name="Standard" style:list-style-name="L1">
      <style:text-properties officeooo:rsid="00289397" officeooo:paragraph-rsid="00289397"/>
    </style:style>
    <style:style style:name="P10" style:family="paragraph" style:parent-style-name="Standard" style:list-style-name="L1">
      <style:text-properties officeooo:rsid="0029c3b2" officeooo:paragraph-rsid="0029c3b2"/>
    </style:style>
    <style:style style:name="P11" style:family="paragraph" style:parent-style-name="Standard">
      <style:text-properties officeooo:rsid="002a576d" officeooo:paragraph-rsid="002a57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SC 383 Lab 1 (scene + animation) outline</text:p>
      <text:p text:style-name="P2">Work in progress</text:p>
      <text:p text:style-name="P11">All possible ideas, will likely truncate</text:p>
      <text:p text:style-name="P2"/>
      <text:p text:style-name="P3">Classes</text:p>
      <text:p text:style-name="P3"/>
      <text:list xml:id="list7719924973596481610" text:style-name="L1">
        <text:list-item>
          <text:p text:style-name="P4">Horse</text:p>
          <text:list>
            <text:list-item>
              <text:p text:style-name="P4">drawing</text:p>
              <text:list>
                <text:list-item>
                  <text:p text:style-name="P4">trunk</text:p>
                </text:list-item>
                <text:list-item>
                  <text:p text:style-name="P4">back legs</text:p>
                </text:list-item>
                <text:list-item>
                  <text:p text:style-name="P4">front legs</text:p>
                </text:list-item>
                <text:list-item>
                  <text:p text:style-name="P7">hooves</text:p>
                </text:list-item>
                <text:list-item>
                  <text:p text:style-name="P4">neck</text:p>
                </text:list-item>
                <text:list-item>
                  <text:p text:style-name="P4">head</text:p>
                </text:list-item>
                <text:list-item>
                  <text:p text:style-name="P4">mane</text:p>
                </text:list-item>
                <text:list-item>
                  <text:p text:style-name="P4">saddle</text:p>
                </text:list-item>
                <text:list-item>
                  <text:p text:style-name="P5">Fur (different color variations 2 horses)</text:p>
                </text:list-item>
              </text:list>
            </text:list-item>
            <text:list-item>
              <text:p text:style-name="P4">animation</text:p>
              <text:list>
                <text:list-item>
                  <text:p text:style-name="P4">4 legs moving (2 back then 2 front)</text:p>
                  <text:list>
                    <text:list-item>
                      <text:p text:style-name="P4">just left/right vs slight bob whole body up/down</text:p>
                    </text:list-item>
                  </text:list>
                </text:list-item>
                <text:list-item>
                  <text:p text:style-name="P4">tail flapping</text:p>
                </text:list-item>
                <text:list-item>
                  <text:p text:style-name="P4">Neck/Head bowing up/down</text:p>
                </text:list-item>
                <text:list-item>
                  <text:p text:style-name="P5">acceleration / deacceleration as approach middle;/ends</text:p>
                </text:list-item>
                <text:list-item>
                  <text:p text:style-name="P5">possible to just invert for other horse?</text:p>
                </text:list-item>
                <text:list-item>
                  <text:p text:style-name="P4">~Think at which frame numbers to do animation</text:p>
                </text:list-item>
                <text:list-item>
                  <text:p text:style-name="P4">~Think about motions that happen gradually (e.g. move x incrementally by frame)</text:p>
                </text:list-item>
              </text:list>
            </text:list-item>
          </text:list>
        </text:list-item>
        <text:list-item>
          <text:p text:style-name="P6">Knight</text:p>
          <text:list>
            <text:list-item>
              <text:p text:style-name="P8">drawing</text:p>
              <text:list>
                <text:list-item>
                  <text:p text:style-name="P6">one leg</text:p>
                </text:list-item>
                <text:list-item>
                  <text:p text:style-name="P6">boot</text:p>
                </text:list-item>
                <text:list-item>
                  <text:p text:style-name="P6">torso</text:p>
                </text:list-item>
                <text:list-item>
                  <text:p text:style-name="P6">curved arm</text:p>
                </text:list-item>
                <text:list-item>
                  <text:p text:style-name="P6">helmet (no face)</text:p>
                </text:list-item>
                <text:list-item>
                  <text:p text:style-name="P6">lance (underneath arm, over everything else)</text:p>
                </text:list-item>
                <text:list-item>
                  <text:p text:style-name="P6">Shield</text:p>
                </text:list-item>
                <text:list-item>
                  <text:p text:style-name="P6">Color armor differently for knights</text:p>
                </text:list-item>
                <text:list-item>
                  <text:p text:style-name="P6">~See if show shield/lance for which knight on which side</text:p>
                </text:list-item>
              </text:list>
            </text:list-item>
            <text:list-item>
              <text:p text:style-name="P8">animation</text:p>
              <text:list>
                <text:list-item>
                  <text:p text:style-name="P8">bob up-down</text:p>
                </text:list-item>
                <text:list-item>
                  <text:p text:style-name="P8">move lance</text:p>
                </text:list-item>
                <text:list-item>
                  <text:p text:style-name="P8">*lance hit opposing shield</text:p>
                </text:list-item>
                <text:list-item>
                  <text:p text:style-name="P8">~variance for miss/hit/fall off??? or just grazes, loop</text:p>
                </text:list-item>
              </text:list>
            </text:list-item>
          </text:list>
        </text:list-item>
        <text:list-item>
          <text:p text:style-name="P9">Scene</text:p>
          <text:list>
            <text:list-item>
              <text:p text:style-name="P9">drawing</text:p>
              <text:list>
                <text:list-item>
                  <text:p text:style-name="P9">green field</text:p>
                </text:list-item>
                <text:list-item>
                  <text:p text:style-name="P9">brown dirt tracks for horse lanes</text:p>
                </text:list-item>
                <text:list-item>
                  <text:p text:style-name="P9">~have textures for above</text:p>
                </text:list-item>
                <text:list-item>
                  <text:p text:style-name="P9">blue sky</text:p>
                </text:list-item>
                <text:list-item>
                  <text:p text:style-name="P9">clouds</text:p>
                </text:list-item>
                <text:list-item>
                  <text:p text:style-name="P9"><text:soft-page-break/>sun</text:p>
                </text:list-item>
                <text:list-item>
                  <text:p text:style-name="P9">birds</text:p>
                </text:list-item>
              </text:list>
            </text:list-item>
            <text:list-item>
              <text:p text:style-name="P9">animation</text:p>
              <text:list>
                <text:list-item>
                  <text:p text:style-name="P9">clouds move left/right</text:p>
                </text:list-item>
                <text:list-item>
                  <text:p text:style-name="P9">birds moving (disappear at knight)</text:p>
                </text:list-item>
                <text:list-item>
                  <text:p text:style-name="P9">sun move left/right</text:p>
                </text:list-item>
                <text:list-item>
                  <text:p text:style-name="P9">brightness adjust</text:p>
                </text:list-item>
              </text:list>
            </text:list-item>
          </text:list>
        </text:list-item>
        <text:list-item>
          <text:p text:style-name="P10">King stand (+/-, time dependent)</text:p>
          <text:list>
            <text:list-item>
              <text:p text:style-name="P10">static people</text:p>
            </text:list-item>
            <text:list-item>
              <text:p text:style-name="P10">throne/king</text:p>
            </text:list-item>
            <text:list-item>
              <text:p text:style-name="P10">raise hands when hit/ jeer</text:p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5:03:27.593485607</meta:creation-date>
    <dc:date>2015-09-01T16:23:58.460335978</dc:date>
    <meta:editing-duration>PT1H19M2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58" meta:word-count="241" meta:character-count="1254" meta:non-whitespace-character-count="1125"/>
  </office:meta>
</office:document-meta>
</file>